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248_494423332"/>BrisBert Project Plan<text:bookmark-end text:name="__RefHeading__248_494423332"/></text:h>
      <text:p text:style-name="Standard"><text:line-break/></text:p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248_494423332" text:style-name="Index_20_Link" text:visited-style-name="Index_20_Link">BrisBert Project Plan<text:tab/>1</text:a></text:p>
          <text:p text:style-name="P1"><text:a xlink:type="simple" xlink:href="#__RefHeading__232_494423332" text:style-name="Index_20_Link" text:visited-style-name="Index_20_Link">Purpose<text:tab/>1</text:a></text:p>
          <text:p text:style-name="P1"><text:a xlink:type="simple" xlink:href="#__RefHeading__250_494423332" text:style-name="Index_20_Link" text:visited-style-name="Index_20_Link">The idea<text:tab/>1</text:a></text:p>
          <text:p text:style-name="P1"><text:a xlink:type="simple" xlink:href="#__RefHeading__252_494423332" text:style-name="Index_20_Link" text:visited-style-name="Index_20_Link">The team<text:tab/>1</text:a></text:p>
          <text:p text:style-name="P1"><text:a xlink:type="simple" xlink:href="#__RefHeading__254_494423332" text:style-name="Index_20_Link" text:visited-style-name="Index_20_Link">The datasets<text:tab/>2</text:a></text:p>
          <text:p text:style-name="P1"><text:a xlink:type="simple" xlink:href="#__RefHeading__256_494423332" text:style-name="Index_20_Link" text:visited-style-name="Index_20_Link">The technology <text:tab/>2</text:a></text:p>
          <text:p text:style-name="P1"><text:a xlink:type="simple" xlink:href="#__RefHeading__260_494423332" text:style-name="Index_20_Link" text:visited-style-name="Index_20_Link">The output<text:tab/>2</text:a></text:p>
        </text:index-body>
      </text:table-of-content>
      <text:p text:style-name="Standard"/>
      <text:h text:style-name="Heading_20_2" text:outline-level="2"><text:bookmark-start text:name="__RefHeading__232_494423332"/>Purpose<text:bookmark-end text:name="__RefHeading__232_494423332"/></text:h>
      <text:p text:style-name="Standard"/>
      <text:p text:style-name="Standard">This document introduces the BrisBert project. It describes the full end-to-end workflow of Team BrisBert in the 2013 edition of the Brisbane leg of GovHack. </text:p>
      <text:p text:style-name="Standard"/>
      <text:h text:style-name="Heading_20_2" text:outline-level="2"><text:bookmark-start text:name="__RefHeading__250_494423332"/>The idea<text:bookmark-end text:name="__RefHeading__250_494423332"/></text:h>
      <text:p text:style-name="Standard"/>
      <text:p text:style-name="Standard">This section describes the idea behind Project BrisBert. </text:p>
      <text:p text:style-name="Standard"/>
      <text:p text:style-name="Standard"/>
      <text:h text:style-name="Heading_20_2" text:outline-level="2"><text:bookmark-start text:name="__RefHeading__252_494423332"/>The team<text:bookmark-end text:name="__RefHeading__252_494423332"/></text:h>
      <text:p text:style-name="Standard"/>
      <text:p text:style-name="Standard">This section introduces the members, roles and variety of skills behind Team BrisBert. </text:p>
      <text:p text:style-name="Standard"/>
      <text:p text:style-name="Standard">Name – short role sentence. Longer sentence with a hook. </text:p>
      <text:p text:style-name="Standard"/>
      <text:p text:style-name="Standard">name</text:p>
      <text:p text:style-name="Standard"/>
      <text:p text:style-name="Standard">name</text:p>
      <text:p text:style-name="Standard"/>
      <text:p text:style-name="Standard">name</text:p>
      <text:p text:style-name="Standard"/>
      <text:p text:style-name="Standard">name</text:p>
      <text:p text:style-name="Standard"/>
      <text:p text:style-name="Standard">David Ryan – Content creative with a tech comms twist. A former Business Analyst and current Content Author at Red Hat, originally attending GovHack as an Observer but upgrading to a Participant claiming that he “couldn't leave two UX guys to the mercy of a team of programmers”. </text:p>
      <text:p text:style-name="Standard"/>
      <text:p text:style-name="Standard">that arrived as an “Observer” and quickly jumped through a looking glass as a “Participant” </text:p>
      <text:p text:style-name="Standard"/>
      <text:p text:style-name="Standard"/>
      <text:p text:style-name="Standard"/>
      <text:h text:style-name="Heading_20_2" text:outline-level="2"><text:bookmark-start text:name="__RefHeading__254_494423332"/><text:soft-page-break/>The datasets<text:bookmark-end text:name="__RefHeading__254_494423332"/></text:h>
      <text:p text:style-name="Standard"/>
      <text:p text:style-name="Standard">This section reveals the datasets that Team BrisBert are using for the project, as well as the potential datasets available as the project scales into the future. </text:p>
      <text:p text:style-name="Standard"/>
      <text:p text:style-name="Standard">#table-or-list</text:p>
      <text:p text:style-name="Standard"/>
      <text:h text:style-name="Heading_20_2" text:outline-level="2"><text:bookmark-start text:name="__RefHeading__256_494423332"/>The technology <text:bookmark-end text:name="__RefHeading__256_494423332"/></text:h>
      <text:p text:style-name="Standard"/>
      <text:p text:style-name="Standard">This section describes the technology used by Team BrisBert.</text:p>
      <text:p text:style-name="Standard"/>
      <text:p text:style-name="Standard">#undecided-on-structure-or-categorisation (possibly by person or just a list? By person adds good content however.)</text:p>
      <text:p text:style-name="Standard"/>
      <text:p text:style-name="Standard">Photoshop</text:p>
      <text:p text:style-name="Standard">HTML</text:p>
      <text:p text:style-name="Standard">CSS</text:p>
      <text:p text:style-name="Standard">Sass</text:p>
      <text:p text:style-name="Standard">Javascript</text:p>
      <text:p text:style-name="Standard"/>
      <text:h text:style-name="Heading_20_5" text:outline-level="5"><text:bookmark-start text:name="__RefHeading__258_494423332"/>David Ryan<text:bookmark-end text:name="__RefHeading__258_494423332"/></text:h>
      <text:p text:style-name="Standard">Macbook Pro</text:p>
      <text:p text:style-name="Standard">Red Hat Enterprise Linux 6</text:p>
      <text:p text:style-name="Standard">GitHub</text:p>
      <text:p text:style-name="Standard">Lightroom</text:p>
      <text:p text:style-name="Standard">Final Cut Pro X</text:p>
      <text:p text:style-name="Standard">Libre Office</text:p>
      <text:p text:style-name="Standard">Sublime Text 2</text:p>
      <text:p text:style-name="Standard">Canon 5DMKII</text:p>
      <text:p text:style-name="Standard">Rode Videomic</text:p>
      <text:p text:style-name="Standard">GoPro HD2</text:p>
      <text:p text:style-name="Standard"/>
      <text:p text:style-name="Standard"/>
      <text:p text:style-name="Standard"/>
      <text:p text:style-name="Standard">Butcher's paper</text:p>
      <text:p text:style-name="Standard">Pen</text:p>
      <text:p text:style-name="Standard">Caffeine</text:p>
      <text:p text:style-name="Standard"/>
      <text:p text:style-name="Standard"/>
      <text:h text:style-name="Heading_20_2" text:outline-level="2"><text:bookmark-start text:name="__RefHeading__260_494423332"/>The output<text:bookmark-end text:name="__RefHeading__260_494423332"/></text:h>
      <text:p text:style-name="Standard"/>
      <text:p text:style-name="Standard">This section describes the product output as created by Team BrisBert. </text:p>
      <text:p text:style-name="Standard"/>
      <text:p text:style-name="Standard">###Twitter</text:p>
      <text:p text:style-name="Standard"/>
      <text:p text:style-name="Standard"/>
      <text:p text:style-name="Standard"><text:soft-page-break/>###Webapp</text:p>
      <text:p text:style-name="Standard"/>
      <text:p text:style-name="Standard"/>
      <text:p text:style-name="Standard">###Video</text:p>
      <text:p text:style-name="Standard"/>
      <text:p text:style-name="Standard"/>
      <text:h text:style-name="Heading_20_2" text:outline-level="2">The outcome</text:h>
      <text:p text:style-name="Standard"/>
      <text:p text:style-name="Standard">This section describes the outcome of the project in the time that we had available. </text:p>
      <text:p text:style-name="Standard"/>
      <text:p text:style-name="Standard"/>
      <text:h text:style-name="Heading_20_2" text:outline-level="2">The future scope</text:h>
      <text:p text:style-name="Standard"/>
      <text:p text:style-name="Standard">This section describes the future of the BrisBert project, including potential to scale across additional datasets, APIs or framework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16:25:35</meta:creation-date>
    <meta:generator>LibreOffice/3.5$MacOSX_x86 LibreOffice_project/dc9775d-05ecbee-0851ad3-1586698-727bf66</meta:generator>
    <dc:date>2013-06-01T17:29:11</dc:date>
    <meta:editing-duration>P0D</meta:editing-duration>
    <meta:editing-cycles>1</meta:editing-cycles>
    <meta:document-statistic meta:table-count="0" meta:image-count="0" meta:object-count="0" meta:page-count="3" meta:paragraph-count="57" meta:word-count="300" meta:character-count="1832" meta:non-whitespace-character-count="1575"/>
  </office:meta>
</office:document-meta>
</file>